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466cm"/>
    </style:style>
    <style:style style:name="co2" style:family="table-column">
      <style:table-column-properties fo:break-before="auto" style:column-width="17.339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619cm"/>
    </style:style>
    <style:style style:name="co5" style:family="table-column">
      <style:table-column-properties fo:break-before="auto" style:column-width="2.796cm"/>
    </style:style>
    <style:style style:name="co6" style:family="table-column">
      <style:table-column-properties fo:break-before="auto" style:column-width="2.3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1.893cm"/>
    </style:style>
    <style:style style:name="co9" style:family="table-column">
      <style:table-column-properties fo:break-before="auto" style:column-width="1.319cm"/>
    </style:style>
    <style:style style:name="co10" style:family="table-column">
      <style:table-column-properties fo:break-before="auto" style:column-width="1.53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4d1"/>
      <style:text-properties fo:color="#ffffff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everity</text:p>
          </table:table-cell>
          <table:table-cell table:style-name="ce1" office:value-type="string">
            <text:p>Rule</text:p>
          </table:table-cell>
          <table:table-cell table:style-name="ce1" office:value-type="string">
            <text:p>Descrip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:\DemoSQuoRE\C++\SysFera\VISHNU\VISHNU_1.2.0\IMS\src\api\api_ims.cpp</text:p>
          </table:table-cell>
          <table:table-cell office:value-type="float" office:value="170">
            <text:p>17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api\api_ims.cpp</text:p>
          </table:table-cell>
          <table:table-cell office:value-type="float" office:value="183">
            <text:p>18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api\api_ims.cpp</text:p>
          </table:table-cell>
          <table:table-cell office:value-type="float" office:value="196">
            <text:p>19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api\api_ims.cpp</text:p>
          </table:table-cell>
          <table:table-cell office:value-type="float" office:value="209">
            <text:p>20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api\api_ims.cpp</text:p>
          </table:table-cell>
          <table:table-cell office:value-type="float" office:value="236">
            <text:p>23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api\api_ims.cpp</text:p>
          </table:table-cell>
          <table:table-cell office:value-type="float" office:value="249">
            <text:p>24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TMS\src\server\BatchFactory.cpp</text:p>
          </table:table-cell>
          <table:table-cell office:value-type="float" office:value="48">
            <text:p>4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sed\chgrpSrv.c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d\chmodSrv.c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core\src\config\constants.cpp</text:p>
          </table:table-cell>
          <table:table-cell office:value-type="float" office:value="6">
            <text:p>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core\src\config\constants.hpp</text:p>
          </table:table-cell>
          <table:table-cell office:value-type="float" office:value="68">
            <text:p>68</text:p>
          </table:table-cell>
          <table:table-cell office:value-type="string">
            <text:p>Required</text:p>
          </table:table-cell>
          <table:table-cell office:value-type="string">
            <text:p>MISRA_3_1_3</text:p>
          </table:table-cell>
          <table:table-cell office:value-type="string">
            <text:p>Size</text:p>
          </table:table-cell>
          <table:table-cell office:value-type="string">
            <text:p>of</text:p>
          </table:table-cell>
          <table:table-cell office:value-type="string">
            <text:p>array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\create_dir.cpp</text:p>
          </table:table-cell>
          <table:table-cell office:value-type="float" office:value="32">
            <text:p>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UMS\src\cli\daemon_cleaner.cpp</text:p>
          </table:table-cell>
          <table:table-cell office:value-type="float" office:value="8">
            <text:p>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UMS\src\cli\daemon_cleaner.cpp</text:p>
          </table:table-cell>
          <table:table-cell office:value-type="float" office:value="13">
            <text:p>1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UMS\src\cli\daemon_cleaner.cpp</text:p>
          </table:table-cell>
          <table:table-cell office:value-type="float" office:value="19">
            <text:p>1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UMS\src\cli\daemon_cleaner.c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UMS\src\cli\daemon_cleaner.cpp</text:p>
          </table:table-cell>
          <table:table-cell office:value-type="float" office:value="30">
            <text:p>3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UMS\src\cli\daemon_cleaner.cpp</text:p>
          </table:table-cell>
          <table:table-cell office:value-type="float" office:value="139">
            <text:p>13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core\src\database\DbConfiguration.cpp</text:p>
          </table:table-cell>
          <table:table-cell office:value-type="float" office:value="12">
            <text:p>1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core\src\database\DbFactory.cpp</text:p>
          </table:table-cell>
          <table:table-cell office:value-type="float" office:value="19">
            <text:p>1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core\test\src\diet_fixtures.hpp</text:p>
          </table:table-cell>
          <table:table-cell office:value-type="float" office:value="55">
            <text:p>5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core\test\src\diet_fixtures.hpp</text:p>
          </table:table-cell>
          <table:table-cell office:value-type="float" office:value="350">
            <text:p>350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IMS\src\cli\displayer.cpp</text:p>
          </table:table-cell>
          <table:table-cell office:value-type="float" office:value="47">
            <text:p>4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IMS\src\cli\displayer.cpp</text:p>
          </table:table-cell>
          <table:table-cell office:value-type="float" office:value="89">
            <text:p>8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IMS\src\cli\displayer.cpp</text:p>
          </table:table-cell>
          <table:table-cell office:value-type="float" office:value="91">
            <text:p>9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IMS\src\cli\displayer.cpp</text:p>
          </table:table-cell>
          <table:table-cell office:value-type="float" office:value="93">
            <text:p>9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IMS\src\cli\displayer.cpp</text:p>
          </table:table-cell>
          <table:table-cell office:value-type="float" office:value="95">
            <text:p>9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IMS\src\cli\displayer.cpp</text:p>
          </table:table-cell>
          <table:table-cell office:value-type="float" office:value="97">
            <text:p>9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IMS\src\client\ExporterProxy.cpp</text:p>
          </table:table-cell>
          <table:table-cell office:value-type="float" office:value="28">
            <text:p>28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IMS\src\server\data\ExportFactory.cpp</text:p>
          </table:table-cell>
          <table:table-cell office:value-type="float" office:value="17">
            <text:p>17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67">
            <text:p>67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75">
            <text:p>75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88">
            <text:p>88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05">
            <text:p>10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10">
            <text:p>11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19">
            <text:p>11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24">
            <text:p>12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29">
            <text:p>12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34">
            <text:p>13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39">
            <text:p>13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44">
            <text:p>14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49">
            <text:p>14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54">
            <text:p>15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59">
            <text:p>15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64">
            <text:p>16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91">
            <text:p>19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.cpp</text:p>
          </table:table-cell>
          <table:table-cell office:value-type="float" office:value="199">
            <text:p>19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FileFactory.cpp</text:p>
          </table:table-cell>
          <table:table-cell office:value-type="float" office:value="42">
            <text:p>42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FMS\src\server\FileFactory.cpp</text:p>
          </table:table-cell>
          <table:table-cell office:value-type="float" office:value="48">
            <text:p>4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Factory.cpp</text:p>
          </table:table-cell>
          <table:table-cell office:value-type="float" office:value="49">
            <text:p>4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Factory.cpp</text:p>
          </table:table-cell>
          <table:table-cell office:value-type="float" office:value="50">
            <text:p>5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Factory.cpp</text:p>
          </table:table-cell>
          <table:table-cell office:value-type="float" office:value="51">
            <text:p>5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143">
            <text:p>143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156">
            <text:p>156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173">
            <text:p>173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207">
            <text:p>207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216">
            <text:p>21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233">
            <text:p>23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242">
            <text:p>242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251">
            <text:p>25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260">
            <text:p>26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269">
            <text:p>26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278">
            <text:p>27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287">
            <text:p>287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296">
            <text:p>29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306">
            <text:p>30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335">
            <text:p>33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.cpp</text:p>
          </table:table-cell>
          <table:table-cell office:value-type="float" office:value="348">
            <text:p>34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ProxyFactory.cpp</text:p>
          </table:table-cell>
          <table:table-cell office:value-type="float" office:value="21">
            <text:p>2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FileTransferProxy.cpp</text:p>
          </table:table-cell>
          <table:table-cell office:value-type="float" office:value="71">
            <text:p>7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27">
            <text:p>2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28">
            <text:p>2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98">
            <text:p>9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134">
            <text:p>134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168">
            <text:p>168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378">
            <text:p>378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405">
            <text:p>405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702">
            <text:p>702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706">
            <text:p>706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711">
            <text:p>711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720">
            <text:p>720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744">
            <text:p>744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747">
            <text:p>747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753">
            <text:p>753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FileTransferServer.cpp</text:p>
          </table:table-cell>
          <table:table-cell office:value-type="float" office:value="760">
            <text:p>760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56">
            <text:p>256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58">
            <text:p>25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60">
            <text:p>260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62">
            <text:p>262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64">
            <text:p>264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79">
            <text:p>27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81">
            <text:p>28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83">
            <text:p>28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85">
            <text:p>28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87">
            <text:p>28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89">
            <text:p>28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91">
            <text:p>29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293">
            <text:p>29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306">
            <text:p>306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308">
            <text:p>30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310">
            <text:p>310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FMSDisplayer.cpp</text:p>
          </table:table-cell>
          <table:table-cell office:value-type="float" office:value="364">
            <text:p>36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core\src\registry\FMSMapper.cpp</text:p>
          </table:table-cell>
          <table:table-cell office:value-type="float" office:value="200">
            <text:p>20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cli\get_processes.cpp</text:p>
          </table:table-cell>
          <table:table-cell office:value-type="float" office:value="51">
            <text:p>5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cli\get_processes.cpp</text:p>
          </table:table-cell>
          <table:table-cell office:value-type="float" office:value="52">
            <text:p>5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d\getInfosSrv.cpp</text:p>
          </table:table-cell>
          <table:table-cell office:value-type="float" office:value="121">
            <text:p>12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\head_of_file.cpp</text:p>
          </table:table-cell>
          <table:table-cell office:value-type="float" office:value="102">
            <text:p>102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\head_of_file.cpp</text:p>
          </table:table-cell>
          <table:table-cell office:value-type="float" office:value="103">
            <text:p>10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core\src\registry\IMSMapper.cpp</text:p>
          </table:table-cell>
          <table:table-cell office:value-type="float" office:value="134">
            <text:p>134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</text:p>
          </table:table-cell>
          <table:table-cell office:value-type="string">
            <text:p>clause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IMS\src\sed\imssed.cpp</text:p>
          </table:table-cell>
          <table:table-cell office:value-type="float" office:value="122">
            <text:p>12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imssed.cpp</text:p>
          </table:table-cell>
          <table:table-cell office:value-type="float" office:value="127">
            <text:p>12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cli\list_file_transfers.cpp</text:p>
          </table:table-cell>
          <table:table-cell office:value-type="float" office:value="126">
            <text:p>126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TMS\src\cli\list_jobs.cpp</text:p>
          </table:table-cell>
          <table:table-cell office:value-type="float" office:value="197">
            <text:p>19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TMS\src\server\LLServer.cpp</text:p>
          </table:table-cell>
          <table:table-cell office:value-type="float" office:value="290">
            <text:p>290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TMS\src\server\LLServer.cpp</text:p>
          </table:table-cell>
          <table:table-cell office:value-type="float" office:value="585">
            <text:p>58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TMS\src\server\LLServer.cpp</text:p>
          </table:table-cell>
          <table:table-cell office:value-type="float" office:value="675">
            <text:p>67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UMS\src\server\LocalAccountServer.cpp</text:p>
          </table:table-cell>
          <table:table-cell office:value-type="float" office:value="303">
            <text:p>30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LocalFileProxy.cpp</text:p>
          </table:table-cell>
          <table:table-cell office:value-type="float" office:value="90">
            <text:p>9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LocalFileProxy.cpp</text:p>
          </table:table-cell>
          <table:table-cell office:value-type="float" office:value="92">
            <text:p>92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LocalFileProxy.cpp</text:p>
          </table:table-cell>
          <table:table-cell office:value-type="float" office:value="94">
            <text:p>9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LocalFileProxy.cpp</text:p>
          </table:table-cell>
          <table:table-cell office:value-type="float" office:value="96">
            <text:p>9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LocalFileProxy.cpp</text:p>
          </table:table-cell>
          <table:table-cell office:value-type="float" office:value="98">
            <text:p>9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LocalFileProxy.cpp</text:p>
          </table:table-cell>
          <table:table-cell office:value-type="float" office:value="100">
            <text:p>10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LocalFileProxy.cpp</text:p>
          </table:table-cell>
          <table:table-cell office:value-type="float" office:value="102">
            <text:p>102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LocalFileProxy.cpp</text:p>
          </table:table-cell>
          <table:table-cell office:value-type="float" office:value="108">
            <text:p>10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LocalFileProxy.cpp</text:p>
          </table:table-cell>
          <table:table-cell office:value-type="float" office:value="110">
            <text:p>11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ent\LocalFileProxy.cpp</text:p>
          </table:table-cell>
          <table:table-cell office:value-type="float" office:value="128">
            <text:p>12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client\LocalFileProxy.hpp</text:p>
          </table:table-cell>
          <table:table-cell office:value-type="float" office:value="84">
            <text:p>84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LocalFileProxy.hpp</text:p>
          </table:table-cell>
          <table:table-cell office:value-type="float" office:value="90">
            <text:p>90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LocalFileProxy.hpp</text:p>
          </table:table-cell>
          <table:table-cell office:value-type="float" office:value="96">
            <text:p>96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LocalFileProxy.hpp</text:p>
          </table:table-cell>
          <table:table-cell office:value-type="float" office:value="102">
            <text:p>102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LocalFileProxy.hpp</text:p>
          </table:table-cell>
          <table:table-cell office:value-type="float" office:value="107">
            <text:p>107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LocalFileProxy.hpp</text:p>
          </table:table-cell>
          <table:table-cell office:value-type="float" office:value="113">
            <text:p>113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LocalFileProxy.hpp</text:p>
          </table:table-cell>
          <table:table-cell office:value-type="float" office:value="119">
            <text:p>119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LocalFileProxy.hpp</text:p>
          </table:table-cell>
          <table:table-cell office:value-type="float" office:value="125">
            <text:p>125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LocalFileProxy.hpp</text:p>
          </table:table-cell>
          <table:table-cell office:value-type="float" office:value="130">
            <text:p>130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client\LocalFileProxy.hpp</text:p>
          </table:table-cell>
          <table:table-cell office:value-type="float" office:value="171">
            <text:p>171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IMS\src\server\controller\logTool\LogTool.cpp</text:p>
          </table:table-cell>
          <table:table-cell office:value-type="float" office:value="13">
            <text:p>13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FMS\src\sed\lsSrv.cpp</text:p>
          </table:table-cell>
          <table:table-cell office:value-type="float" office:value="41">
            <text:p>4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core\src\registry\MapperRegistry.cpp</text:p>
          </table:table-cell>
          <table:table-cell office:value-type="float" office:value="5">
            <text:p>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data\MetricServer.cpp</text:p>
          </table:table-cell>
          <table:table-cell office:value-type="float" office:value="91">
            <text:p>91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</text:p>
          </table:table-cell>
          <table:table-cell office:value-type="string">
            <text:p>clause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d\MonitorFMS.h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12_1_3</text:p>
          </table:table-cell>
          <table:table-cell office:value-type="string">
            <text:p>Constructor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:\DemoSQuoRE\C++\SysFera\VISHNU\VISHNU_1.2.0\core\src\database\MYSQLDatabase.cpp</text:p>
          </table:table-cell>
          <table:table-cell office:value-type="float" office:value="129">
            <text:p>129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core\src\database\MYSQLDatabase.cpp</text:p>
          </table:table-cell>
          <table:table-cell office:value-type="float" office:value="130">
            <text:p>130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core\src\database\MYSQLDatabase.cpp</text:p>
          </table:table-cell>
          <table:table-cell office:value-type="float" office:value="131">
            <text:p>131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core\src\database\MYSQLDatabase.cpp</text:p>
          </table:table-cell>
          <table:table-cell office:value-type="float" office:value="132">
            <text:p>132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core\src\utils\Options.cpp</text:p>
          </table:table-cell>
          <table:table-cell office:value-type="float" office:value="109">
            <text:p>10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core\src\database\POSTGREDatabase.cpp</text:p>
          </table:table-cell>
          <table:table-cell office:value-type="float" office:value="135">
            <text:p>13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IMS\src\server\controller\process\ProcessCtl.c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controller\process\ProcessCtl.cpp</text:p>
          </table:table-cell>
          <table:table-cell office:value-type="float" office:value="26">
            <text:p>2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controller\process\ProcessCtl.cpp</text:p>
          </table:table-cell>
          <table:table-cell office:value-type="float" office:value="134">
            <text:p>13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FMS\src\client\RemoteFileProxy.cpp</text:p>
          </table:table-cell>
          <table:table-cell office:value-type="float" office:value="360">
            <text:p>36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cli\restart.cpp</text:p>
          </table:table-cell>
          <table:table-cell office:value-type="float" office:value="89">
            <text:p>89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FMS\src\sed\ServerFMS.cpp</text:p>
          </table:table-cell>
          <table:table-cell office:value-type="float" office:value="17">
            <text:p>1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d\ServerFMS.c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d\ServerFMS.cpp</text:p>
          </table:table-cell>
          <table:table-cell office:value-type="float" office:value="19">
            <text:p>1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ServerIMS.cpp</text:p>
          </table:table-cell>
          <table:table-cell office:value-type="float" office:value="20">
            <text:p>2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ServerIMS.cpp</text:p>
          </table:table-cell>
          <table:table-cell office:value-type="float" office:value="21">
            <text:p>2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ServerIMS.cpp</text:p>
          </table:table-cell>
          <table:table-cell office:value-type="float" office:value="22">
            <text:p>2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ServerIMS.cpp</text:p>
          </table:table-cell>
          <table:table-cell office:value-type="float" office:value="23">
            <text:p>2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ServerIMS.cpp</text:p>
          </table:table-cell>
          <table:table-cell office:value-type="float" office:value="24">
            <text:p>2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ServerIMS.c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TMS\src\sed\ServerTMS.c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TMS\src\sed\ServerTMS.cpp</text:p>
          </table:table-cell>
          <table:table-cell office:value-type="float" office:value="16">
            <text:p>1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UMS\src\sed\ServerUMS.cpp</text:p>
          </table:table-cell>
          <table:table-cell office:value-type="float" office:value="11">
            <text:p>1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UMS\src\sed\ServerUMS.cpp</text:p>
          </table:table-cell>
          <table:table-cell office:value-type="float" office:value="12">
            <text:p>1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UMS\src\sed\ServerUMS.cpp</text:p>
          </table:table-cell>
          <table:table-cell office:value-type="float" office:value="13">
            <text:p>1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UMS\src\sed\ServerUMS.cpp</text:p>
          </table:table-cell>
          <table:table-cell office:value-type="float" office:value="14">
            <text:p>1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UMS\src\sed\ServerUMS.c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UMS\src\sed\ServerUMS.cpp</text:p>
          </table:table-cell>
          <table:table-cell office:value-type="float" office:value="16">
            <text:p>1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UMS\src\server\SessionServer.cpp</text:p>
          </table:table-cell>
          <table:table-cell office:value-type="float" office:value="259">
            <text:p>259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</text:p>
          </table:table-cell>
          <table:table-cell office:value-type="string">
            <text:p>clause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33">
            <text:p>3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79">
            <text:p>7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108">
            <text:p>108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111">
            <text:p>111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114">
            <text:p>114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117">
            <text:p>117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151">
            <text:p>15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153">
            <text:p>15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155">
            <text:p>15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157">
            <text:p>157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159">
            <text:p>15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161">
            <text:p>16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163">
            <text:p>16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175">
            <text:p>17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191">
            <text:p>19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226">
            <text:p>22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231">
            <text:p>23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243">
            <text:p>24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248">
            <text:p>24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266">
            <text:p>26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284">
            <text:p>28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305">
            <text:p>30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324">
            <text:p>32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360">
            <text:p>36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425">
            <text:p>42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519">
            <text:p>519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523">
            <text:p>523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528">
            <text:p>528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537">
            <text:p>537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561">
            <text:p>561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564">
            <text:p>564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570">
            <text:p>570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FMS\src\server\SSHFile.cpp</text:p>
          </table:table-cell>
          <table:table-cell office:value-type="float" office:value="577">
            <text:p>577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TMS\src\server\SSHJobExec.cpp</text:p>
          </table:table-cell>
          <table:table-cell office:value-type="float" office:value="208">
            <text:p>20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FMS\src\cli\tail_of_file.cpp</text:p>
          </table:table-cell>
          <table:table-cell office:value-type="float" office:value="102">
            <text:p>102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FMS\src\cli\tail_of_file.cpp</text:p>
          </table:table-cell>
          <table:table-cell office:value-type="float" office:value="103">
            <text:p>10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IMS\src\server\controller\logTool\ToolFactory.cpp</text:p>
          </table:table-cell>
          <table:table-cell office:value-type="float" office:value="5">
            <text:p>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controller\logTool\ToolFactory.cpp</text:p>
          </table:table-cell>
          <table:table-cell office:value-type="float" office:value="26">
            <text:p>26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core\src\utils\utilServer.cpp</text:p>
          </table:table-cell>
          <table:table-cell office:value-type="float" office:value="82">
            <text:p>82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core\src\utils\utilVishnu.cpp</text:p>
          </table:table-cell>
          <table:table-cell office:value-type="float" office:value="275">
            <text:p>27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4">04/07/2011</text:date>, <text:time>10:3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04T10:34:00</dc:date>
    <dc:creator>traore </dc:creator>
    <meta:generator>OpenOffice.org/3.2$Unix OpenOffice.org_project/320m19$Build-9505</meta:generator>
    <meta:editing-duration>PT00H04M27S</meta:editing-duration>
    <meta:editing-cycles>4</meta:editing-cycles>
    <meta:document-statistic meta:table-count="1" meta:cell-count="1577" meta:object-count="0"/>
  </office:meta>
</office:document-meta>
</file>